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ytuł1-title">
      <style:graphic-properties draw:stroke="none" draw:fill="none" draw:fill-color="#ffffff" draw:textarea-horizontal-align="right" draw:textarea-vertical-align="top" draw:auto-grow-height="false" draw:auto-grow-width="false" fo:min-height="2.499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ytuł1-subtitle">
      <style:graphic-properties draw:stroke="none" draw:fill="none" draw:fill-color="#ffffff" draw:textarea-horizontal-align="right" draw:textarea-vertical-align="top" draw:auto-grow-height="false" draw:auto-grow-width="false" fo:min-height="1.228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ytuł1-notes">
      <style:graphic-properties draw:fill-color="#ffffff" fo:min-height="11.43cm"/>
    </style:style>
    <style:style style:name="pr4" style:family="presentation" style:parent-style-name="Domyślnie-title">
      <style:graphic-properties draw:stroke="none" draw:fill="none" draw:fill-color="#ffffff" draw:textarea-horizontal-align="left" draw:textarea-vertical-align="bottom" draw:auto-grow-height="false" draw:auto-grow-width="false" fo:min-height="2.49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omyślnie-outline1">
      <style:graphic-properties draw:stroke="none" draw:fill="none" draw:fill-color="#ffffff" draw:textarea-horizontal-align="left" draw:textarea-vertical-align="top" draw:auto-grow-height="false" draw:auto-grow-width="false" fo:min-height="13.461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omyślnie-notes">
      <style:graphic-properties draw:fill-color="#ffffff" fo:min-height="11.43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100%" fo:text-align="end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211cm" fo:margin-bottom="0cm" fo:text-indent="0cm"/>
    </style:style>
    <style:style style:name="T1" style:family="text">
      <style:text-properties fo:color="#000000" fo:font-size="29pt" fo:language="pl" fo:country="PL" style:font-size-asian="29pt" style:language-asian="pl" style:country-asian="PL" style:font-size-complex="29pt" style:language-complex="pl" style:country-complex="PL"/>
    </style:style>
    <style:style style:name="T2" style:family="text">
      <style:text-properties fo:color="#464653" fo:font-family="'Bookman Old Style'" style:font-family-generic="roman" style:font-pitch="variable" fo:font-size="20pt" fo:language="pl" fo:country="PL" style:font-size-asian="20pt" style:language-asian="pl" style:country-asian="PL" style:font-size-complex="20pt" style:language-complex="pl" style:country-complex="PL"/>
    </style:style>
    <style:style style:name="T3" style:family="text">
      <style:text-properties fo:language="pl" fo:country="PL" style:language-asian="pl" style:country-asian="PL" style:language-complex="pl" style:country-complex="PL"/>
    </style:style>
    <style:style style:name="T4" style:family="text">
      <style:text-properties fo:color="#000000" fo:font-size="26pt" fo:language="pl" fo:country="PL" style:font-size-asian="26pt" style:language-asian="pl" style:country-asian="PL" style:font-size-complex="26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727ca3" fo:font-size="76%"/>
      </text:list-level-style-number>
      <text:list-level-style-bullet text:level="2" text:bullet-char="">
        <style:list-level-properties text:space-before="0.762cm"/>
        <style:text-properties fo:font-family="'Wingdings 3'" style:font-family-generic="roman" style:font-pitch="variable" style:font-charset="x-symbol" fo:color="#9fb8cd" fo:font-size="76%"/>
      </text:list-level-style-bullet>
      <text:list-level-style-bullet text:level="3" text:bullet-char="">
        <style:list-level-properties text:space-before="1.649cm"/>
        <style:text-properties fo:font-family="'Wingdings 3'" style:font-family-generic="roman" style:font-pitch="variable" style:font-charset="x-symbol" fo:color="#bcbcbc" fo:font-size="76%"/>
      </text:list-level-style-bullet>
      <text:list-level-style-bullet text:level="4" text:bullet-char="">
        <style:list-level-properties text:space-before="2.412cm"/>
        <style:text-properties fo:font-family="Wingdings" style:font-pitch="variable" style:font-charset="x-symbol" fo:color="#8ba2b4" fo:font-size="70%"/>
      </text:list-level-style-bullet>
      <text:list-level-style-bullet text:level="5" text:bullet-char="">
        <style:list-level-properties text:space-before="3.175cm"/>
        <style:text-properties fo:font-family="Wingdings" style:font-pitch="variable" style:font-charset="x-symbol" fo:color="#9fb8cd" fo:font-size="70%"/>
      </text:list-level-style-bullet>
      <text:list-level-style-bullet text:level="6" text:bullet-char="">
        <style:list-level-properties text:space-before="3.175cm"/>
        <style:text-properties fo:font-family="Wingdings" style:font-pitch="variable" style:font-charset="x-symbol" fo:color="#9fb8cd" fo:font-size="70%"/>
      </text:list-level-style-bullet>
      <text:list-level-style-bullet text:level="7" text:bullet-char="">
        <style:list-level-properties text:space-before="3.175cm"/>
        <style:text-properties fo:font-family="Wingdings" style:font-pitch="variable" style:font-charset="x-symbol" fo:color="#9fb8cd" fo:font-size="70%"/>
      </text:list-level-style-bullet>
      <text:list-level-style-bullet text:level="8" text:bullet-char="">
        <style:list-level-properties text:space-before="3.175cm"/>
        <style:text-properties fo:font-family="Wingdings" style:font-pitch="variable" style:font-charset="x-symbol" fo:color="#9fb8cd" fo:font-size="70%"/>
      </text:list-level-style-bullet>
      <text:list-level-style-bullet text:level="9" text:bullet-char="">
        <style:list-level-properties text:space-before="3.175cm"/>
        <style:text-properties fo:font-family="Wingdings" style:font-pitch="variable" style:font-charset="x-symbol" fo:color="#9fb8cd" fo:font-size="70%"/>
      </text:list-level-style-bullet>
      <text:list-level-style-bullet text:level="10" text:bullet-char="">
        <style:list-level-properties text:space-before="3.175cm"/>
        <style:text-properties fo:font-family="Wingdings" style:font-pitch="variable" style:font-charset="x-symbol" fo:color="#9fb8cd" fo:font-size="70%"/>
      </text:list-level-style-bullet>
    </text:list-style>
    <text:list-style style:name="L3">
      <text:list-level-style-number text:level="1" style:num-format="">
        <style:list-level-properties/>
        <style:text-properties fo:color="#464653" fo:font-size="100%"/>
      </text:list-level-style-number>
    </text:list-style>
    <text:list-style style:name="L4">
      <text:list-level-style-bullet text:level="1" text:bullet-char="">
        <style:list-level-properties text:min-label-width="0.758cm"/>
        <style:text-properties fo:font-family="'Wingdings 3'" style:font-family-generic="roman" style:font-pitch="variable" style:font-charset="x-symbol" fo:color="#727ca3" fo:font-size="76%"/>
      </text:list-level-style-bullet>
      <text:list-level-style-bullet text:level="2" text:bullet-char="">
        <style:list-level-properties text:space-before="0.762cm" text:min-label-width="0.759cm"/>
        <style:text-properties fo:font-family="'Wingdings 3'" style:font-family-generic="roman" style:font-pitch="variable" style:font-charset="x-symbol" fo:color="#9fb8cd" fo:font-size="76%"/>
      </text:list-level-style-bullet>
      <text:list-level-style-bullet text:level="3" text:bullet-char="">
        <style:list-level-properties text:space-before="1.649cm" text:min-label-width="0.635cm"/>
        <style:text-properties fo:font-family="'Wingdings 3'" style:font-family-generic="roman" style:font-pitch="variable" style:font-charset="x-symbol" fo:color="#bcbcbc" fo:font-size="76%"/>
      </text:list-level-style-bullet>
      <text:list-level-style-bullet text:level="4" text:bullet-char="">
        <style:list-level-properties text:space-before="2.412cm" text:min-label-width="0.635cm"/>
        <style:text-properties fo:font-family="Wingdings" style:font-pitch="variable" style:font-charset="x-symbol" fo:color="#8ba2b4" fo:font-size="70%"/>
      </text:list-level-style-bullet>
      <text:list-level-style-bullet text:level="5" text:bullet-char="">
        <style:list-level-properties text:space-before="3.175cm" text:min-label-width="0.635cm"/>
        <style:text-properties fo:font-family="Wingdings" style:font-pitch="variable" style:font-charset="x-symbol" fo:color="#9fb8cd" fo:font-size="70%"/>
      </text:list-level-style-bullet>
      <text:list-level-style-bullet text:level="6" text:bullet-char="">
        <style:list-level-properties text:space-before="3.175cm" text:min-label-width="0.635cm"/>
        <style:text-properties fo:font-family="Wingdings" style:font-pitch="variable" style:font-charset="x-symbol" fo:color="#9fb8cd" fo:font-size="70%"/>
      </text:list-level-style-bullet>
      <text:list-level-style-bullet text:level="7" text:bullet-char="">
        <style:list-level-properties text:space-before="3.175cm" text:min-label-width="0.635cm"/>
        <style:text-properties fo:font-family="Wingdings" style:font-pitch="variable" style:font-charset="x-symbol" fo:color="#9fb8cd" fo:font-size="70%"/>
      </text:list-level-style-bullet>
      <text:list-level-style-bullet text:level="8" text:bullet-char="">
        <style:list-level-properties text:space-before="3.175cm" text:min-label-width="0.635cm"/>
        <style:text-properties fo:font-family="Wingdings" style:font-pitch="variable" style:font-charset="x-symbol" fo:color="#9fb8cd" fo:font-size="70%"/>
      </text:list-level-style-bullet>
      <text:list-level-style-bullet text:level="9" text:bullet-char="">
        <style:list-level-properties text:space-before="3.175cm" text:min-label-width="0.635cm"/>
        <style:text-properties fo:font-family="Wingdings" style:font-pitch="variable" style:font-charset="x-symbol" fo:color="#9fb8cd" fo:font-size="70%"/>
      </text:list-level-style-bullet>
      <text:list-level-style-bullet text:level="10" text:bullet-char="">
        <style:list-level-properties text:space-before="3.175cm" text:min-label-width="0.635cm"/>
        <style:text-properties fo:font-family="Wingdings" style:font-pitch="variable" style:font-charset="x-symbol" fo:color="#9fb8cd" fo:font-size="7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ytuł1" presentation:use-date-time-name="dtd1">
        <draw:frame presentation:style-name="pr1" draw:text-style-name="P2" draw:layer="layout" svg:width="19.05cm" svg:height="2.752cm" svg:x="3.387cm" svg:y="10.795cm" presentation:class="title" presentation:user-transformed="true">
          <draw:text-box>
            <text:list text:style-name="L1">
              <text:list-header>
                <text:p text:style-name="P1"><text:span text:style-name="T1">Prezentacja systemu</text:span><text:span text:style-name="T1"><text:line-break/></text:span><text:span text:style-name="T1">[NAZWA SYSTEMU]</text:span></text:p>
              </text:list-header>
            </text:list>
          </draw:text-box>
        </draw:frame>
        <draw:frame presentation:style-name="pr2" draw:text-style-name="P2" draw:layer="layout" svg:width="19.05cm" svg:height="1.481cm" svg:x="3.387cm" svg:y="14.234cm">
          <draw:text-box>
            <text:list text:style-name="L2">
              <text:list-header>
                <text:p text:style-name="P3"><text:span text:style-name="T2">[Autorzy]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use-date-time-name="dtd1">
        <draw:frame presentation:style-name="pr4" draw:text-style-name="P2" draw:layer="layout" svg:width="22.86cm" svg:height="2.752cm" svg:x="1.27cm" svg:y="0.423cm" presentation:class="title" presentation:user-transformed="true">
          <draw:text-box>
            <text:list text:style-name="L3">
              <text:list-header>
                <text:p text:style-name="P4"><text:span text:style-name="T3">Cel</text:span></text:p>
              </text:list-header>
            </text:list>
          </draw:text-box>
        </draw:frame>
        <draw:frame presentation:style-name="pr5" draw:text-style-name="P2" draw:layer="layout" svg:width="22.86cm" svg:height="13.714cm" svg:x="1.27cm" svg:y="3.387cm" presentation:class="outline" presentation:user-transformed="true">
          <draw:text-box>
            <text:list text:style-name="L4">
              <text:list-item>
                <text:p text:style-name="P5"><text:span text:style-name="T4">[Na czym polega problem?]</text:span></text:p>
                <text:p text:style-name="P5"><text:span text:style-name="T4"/></text:p>
              </text:list-item>
              <text:list-item>
                <text:p text:style-name="P5"><text:span text:style-name="T4">[Jakie ma on znaczenie i dla kogo/czego?]</text:span></text:p>
                <text:p text:style-name="P5"><text:span text:style-name="T4"/></text:p>
              </text:list-item>
              <text:list-item>
                <text:p text:style-name="P5"><text:span text:style-name="T4">[Jaki jest cel powstawania systemu?]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use-date-time-name="dtd1">
        <draw:frame presentation:style-name="pr4" draw:text-style-name="P2" draw:layer="layout" svg:width="22.86cm" svg:height="2.752cm" svg:x="1.27cm" svg:y="0.423cm" presentation:class="title" presentation:user-transformed="true">
          <draw:text-box>
            <text:list text:style-name="L3">
              <text:list-header>
                <text:p text:style-name="P6"><text:span text:style-name="T3">Zakres projektu</text:span></text:p>
              </text:list-header>
            </text:list>
          </draw:text-box>
        </draw:frame>
        <draw:frame presentation:style-name="pr5" draw:text-style-name="P2" draw:layer="layout" svg:width="22.86cm" svg:height="13.714cm" svg:x="1.27cm" svg:y="3.387cm" presentation:class="outline" presentation:user-transformed="true">
          <draw:text-box>
            <text:list text:style-name="L4">
              <text:list-item>
                <text:p text:style-name="P7"><text:span text:style-name="T4">[Jaki przewidujemy zakres funkcjonalności?]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use-date-time-name="dtd1">
        <draw:frame presentation:style-name="pr4" draw:text-style-name="P2" draw:layer="layout" svg:width="22.86cm" svg:height="2.752cm" svg:x="1.27cm" svg:y="0.423cm" presentation:class="title" presentation:user-transformed="true">
          <draw:text-box>
            <text:list text:style-name="L3">
              <text:list-header>
                <text:p text:style-name="P6"><text:span text:style-name="T3">Korzyści</text:span></text:p>
              </text:list-header>
            </text:list>
          </draw:text-box>
        </draw:frame>
        <draw:frame presentation:style-name="pr5" draw:text-style-name="P2" draw:layer="layout" svg:width="22.86cm" svg:height="13.714cm" svg:x="1.27cm" svg:y="3.387cm" presentation:class="outline" presentation:user-transformed="true">
          <draw:text-box>
            <text:list text:style-name="L4">
              <text:list-item>
                <text:p text:style-name="P7"><text:span text:style-name="T4">[Dla kogo tworzony jest system?]</text:span></text:p>
                <text:p text:style-name="P7"><text:span text:style-name="T4"/></text:p>
              </text:list-item>
              <text:list-item>
                <text:p text:style-name="P7"><text:span text:style-name="T4">[Jakie korzyści ze sobą niesie?]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use-date-time-name="dtd1">
        <draw:frame presentation:style-name="pr4" draw:text-style-name="P2" draw:layer="layout" svg:width="22.86cm" svg:height="2.752cm" svg:x="1.27cm" svg:y="0.423cm" presentation:class="title" presentation:user-transformed="true">
          <draw:text-box>
            <text:list text:style-name="L3">
              <text:list-header>
                <text:p text:style-name="P4"><text:span text:style-name="T3">Kontekst</text:span></text:p>
              </text:list-header>
            </text:list>
          </draw:text-box>
        </draw:frame>
        <draw:frame presentation:style-name="pr5" draw:text-style-name="P2" draw:layer="layout" svg:width="22.86cm" svg:height="13.714cm" svg:x="1.27cm" svg:y="3.387cm" presentation:class="outline" presentation:user-transformed="true">
          <draw:text-box>
            <text:list text:style-name="L4">
              <text:list-item>
                <text:p text:style-name="P5"><text:span text:style-name="T4">[Jakich aktorów możemy wyróżnić?]</text:span></text:p>
                <text:p text:style-name="P5"><text:span text:style-name="T4"/></text:p>
              </text:list-item>
              <text:list-item>
                <text:p text:style-name="P5"><text:span text:style-name="T4">[Czy będziemy korzystać z jakichś systemów, infrastruktury?]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omyślnie" presentation:use-date-time-name="dtd1">
        <draw:frame presentation:style-name="pr4" draw:text-style-name="P2" draw:layer="layout" svg:width="22.86cm" svg:height="2.752cm" svg:x="1.27cm" svg:y="0.423cm" presentation:class="title" presentation:user-transformed="true">
          <draw:text-box>
            <text:list text:style-name="L3">
              <text:list-header>
                <text:p text:style-name="P4"><text:span text:style-name="T3">Opowieści użytkowników </text:span></text:p>
              </text:list-header>
            </text:list>
          </draw:text-box>
        </draw:frame>
        <draw:frame presentation:style-name="pr5" draw:text-style-name="P2" draw:layer="layout" svg:width="22.86cm" svg:height="13.714cm" svg:x="1.27cm" svg:y="3.387cm" presentation:class="outline" presentation:user-transformed="true">
          <draw:text-box>
            <text:list text:style-name="L4">
              <text:list-item>
                <text:p text:style-name="P5"><text:span text:style-name="T4">[Czego oczekuje użytkownik od systemu, jaka jest jego wizja?]</text:span></text:p>
                <text:p text:style-name="P5"><text:span text:style-name="T4"/></text:p>
              </text:list-item>
              <text:list-item>
                <text:p text:style-name="P5"><text:span text:style-name="T4">[Na czym będzie polegało ogólne użytkowanie systemu?]</text:span></text:p>
                <text:p text:style-name="P5"><text:span text:style-name="T4"/></text:p>
              </text:list-item>
              <text:list-item>
                <text:p text:style-name="P5"><text:span text:style-name="T4">[Proszę przedstawić parę najważniejszych opowieści]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omyślnie" presentation:use-date-time-name="dtd1">
        <draw:frame presentation:style-name="pr4" draw:text-style-name="P2" draw:layer="layout" svg:width="22.86cm" svg:height="2.752cm" svg:x="1.27cm" svg:y="0.423cm" presentation:class="title" presentation:user-transformed="true">
          <draw:text-box>
            <text:list text:style-name="L3">
              <text:list-header>
                <text:p text:style-name="P4"><text:span text:style-name="T3">Diagram przypadków użycia</text:span></text:p>
              </text:list-header>
            </text:list>
          </draw:text-box>
        </draw:frame>
        <draw:frame presentation:style-name="pr5" draw:text-style-name="P2" draw:layer="layout" svg:width="22.86cm" svg:height="13.714cm" svg:x="1.27cm" svg:y="3.387cm" presentation:class="outline" presentation:user-transformed="true">
          <draw:text-box>
            <text:list text:style-name="L4">
              <text:list-item>
                <text:p text:style-name="P5"><text:span text:style-name="T4">[Szkic rysunku przedstawiającego funkcjonalność (wymagania) powiązane z aktorami]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omyślnie" presentation:use-date-time-name="dtd1">
        <draw:frame presentation:style-name="pr4" draw:text-style-name="P2" draw:layer="layout" svg:width="22.86cm" svg:height="2.752cm" svg:x="1.27cm" svg:y="0.423cm" presentation:class="title" presentation:user-transformed="true">
          <draw:text-box>
            <text:list text:style-name="L3">
              <text:list-header>
                <text:p text:style-name="P6"><text:span text:style-name="T3">Dlaczego nasz projekt będzie używany?</text:span></text:p>
              </text:list-header>
            </text:list>
          </draw:text-box>
        </draw:frame>
        <draw:frame presentation:style-name="pr5" draw:text-style-name="P2" draw:layer="layout" svg:width="22.86cm" svg:height="13.714cm" svg:x="1.27cm" svg:y="3.387cm" presentation:class="outline" presentation:user-transformed="true">
          <draw:text-box>
            <text:list text:style-name="L4">
              <text:list-item>
                <text:p text:style-name="P7"><text:span text:style-name="T4">[Dlaczego mamy szansę przebić się z naszym projektem do użytkowników?]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omyślnie" presentation:use-date-time-name="dtd1">
        <draw:frame presentation:style-name="pr4" draw:text-style-name="P2" draw:layer="layout" svg:width="22.86cm" svg:height="2.752cm" svg:x="1.27cm" svg:y="0.423cm" presentation:class="title" presentation:user-transformed="true">
          <draw:text-box>
            <text:list text:style-name="L3">
              <text:list-header>
                <text:p text:style-name="P4"><text:span text:style-name="T3">Zakończenie</text:span></text:p>
              </text:list-header>
            </text:list>
          </draw:text-box>
        </draw:frame>
        <draw:frame presentation:style-name="pr5" draw:text-style-name="P2" draw:layer="layout" svg:width="22.86cm" svg:height="13.714cm" svg:x="1.27cm" svg:y="3.387cm" presentation:class="outline" presentation:user-transformed="true">
          <draw:text-box>
            <text:list text:style-name="L4">
              <text:list-item>
                <text:p text:style-name="P5"><text:span text:style-name="T4">Dziękujemy za uwagę!</text:span></text:p>
              </text:list-item>
              <text:list-item>
                <text:p text:style-name="P5"><text:span text:style-name="T4">Zapraszamy do dyskusji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2="1" draw:dots2-length="0.105cm" draw:distance="0.07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graphic-properties>
        <text:list-style style:name="Domyślnie-outline2">
          <text:list-level-style-bullet text:level="1" text:bullet-char="">
            <style:list-level-properties text:space-before="3.175cm" text:min-label-width="0.635cm"/>
            <style:text-properties fo:font-family="Wingdings" style:font-pitch="variable" style:font-charset="x-symbol" fo:color="#727ca3" fo:font-size="70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position="0% 100%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46465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style:text-outline="false" style:text-line-through-style="none" style:text-position="0% 100%" fo:font-family="'Bookman Old Style'" style:font-family-generic="roman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ytuł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ytuł1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graphic-properties>
        <text:list-style style:name="Tytuł1-outline2">
          <text:list-level-style-bullet text:level="1" text:bullet-char="">
            <style:list-level-properties text:space-before="3.175cm" text:min-label-width="0.635cm"/>
            <style:text-properties fo:font-family="Wingdings" style:font-pitch="variable" style:font-charset="x-symbol" fo:color="#727ca3" fo:font-size="70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position="0% 100%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ytuł1-title">
          <text:list-level-style-number text:level="1" style:num-format="">
            <style:list-level-properties/>
            <style:text-properties fo:color="#46465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style:text-outline="false" style:text-line-through-style="none" style:text-position="0% 100%" fo:font-family="'Bookman Old Style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2-background" style:family="presentation">
      <style:graphic-properties draw:stroke="none" draw:fill="solid" draw:fill-color="#464653" draw:textarea-horizontal-align="center" draw:textarea-vertical-align="middle" draw:shadow-color="#808080"/>
      <style:paragraph-properties fo:text-align="center"/>
    </style:style>
    <style:style style:name="Tytuł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2-notes" style:family="presentation">
      <style:graphic-properties draw:stroke="none" draw:fill="none">
        <text:list-style style:name="Tytuł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ytuł2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2-outline2" style:family="presentation" style:parent-style-name="Tytuł2-outline1">
      <style:graphic-properties>
        <text:list-style style:name="Tytuł2-outline2">
          <text:list-level-style-bullet text:level="1" text:bullet-char="">
            <style:list-level-properties text:space-before="3.175cm" text:min-label-width="0.635cm"/>
            <style:text-properties fo:font-family="Wingdings" style:font-pitch="variable" style:font-charset="x-symbol" fo:color="#727ca3" fo:font-size="70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dde9ec" style:text-line-through-style="none" style:text-position="0% 100%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2-outline3" style:family="presentation" style:parent-style-name="Tytuł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outline4" style:family="presentation" style:parent-style-name="Tytuł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outline5" style:family="presentation" style:parent-style-name="Tytuł2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2-outline6" style:family="presentation" style:parent-style-name="Tytuł2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2-outline7" style:family="presentation" style:parent-style-name="Tytuł2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2-outline8" style:family="presentation" style:parent-style-name="Tytuł2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2-outline9" style:family="presentation" style:parent-style-name="Tytuł2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2-subtitle" style:family="presentation">
      <style:graphic-properties draw:stroke="none" draw:fill="none" draw:textarea-vertical-align="middle">
        <text:list-style style:name="Tytuł2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2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ytuł2-title">
          <text:list-level-style-number text:level="1" style:num-format="">
            <style:list-level-properties/>
            <style:text-properties fo:color="#dde9e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de9ec" style:text-outline="false" style:text-line-through-style="none" style:text-position="0% 100%" fo:font-family="'Bookman Old Style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ytuł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3-notes" style:family="presentation">
      <style:graphic-properties draw:stroke="none" draw:fill="none">
        <text:list-style style:name="Tytuł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ytuł3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3-outline2" style:family="presentation" style:parent-style-name="Tytuł3-outline1">
      <style:graphic-properties>
        <text:list-style style:name="Tytuł3-outline2">
          <text:list-level-style-bullet text:level="1" text:bullet-char="">
            <style:list-level-properties text:space-before="3.175cm" text:min-label-width="0.635cm"/>
            <style:text-properties fo:font-family="Wingdings" style:font-pitch="variable" style:font-charset="x-symbol" fo:color="#727ca3" fo:font-size="70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position="0% 100%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3-outline3" style:family="presentation" style:parent-style-name="Tytuł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outline4" style:family="presentation" style:parent-style-name="Tytuł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outline5" style:family="presentation" style:parent-style-name="Tytuł3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3-outline6" style:family="presentation" style:parent-style-name="Tytuł3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3-outline7" style:family="presentation" style:parent-style-name="Tytuł3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3-outline8" style:family="presentation" style:parent-style-name="Tytuł3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3-outline9" style:family="presentation" style:parent-style-name="Tytuł3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3-subtitle" style:family="presentation">
      <style:graphic-properties draw:stroke="none" draw:fill="none" draw:textarea-vertical-align="middle">
        <text:list-style style:name="Tytuł3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3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ytuł3-title">
          <text:list-level-style-number text:level="1" style:num-format="">
            <style:list-level-properties/>
            <style:text-properties fo:color="#46465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style:text-outline="false" style:text-line-through-style="none" style:text-position="0% 100%" fo:font-family="'Bookman Old Style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ytuł4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4-notes" style:family="presentation">
      <style:graphic-properties draw:stroke="none" draw:fill="none">
        <text:list-style style:name="Tytuł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4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ytuł4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4-outline2" style:family="presentation" style:parent-style-name="Tytuł4-outline1">
      <style:graphic-properties>
        <text:list-style style:name="Tytuł4-outline2">
          <text:list-level-style-bullet text:level="1" text:bullet-char="">
            <style:list-level-properties text:space-before="3.175cm" text:min-label-width="0.635cm"/>
            <style:text-properties fo:font-family="Wingdings" style:font-pitch="variable" style:font-charset="x-symbol" fo:color="#727ca3" fo:font-size="70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position="0% 100%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4-outline3" style:family="presentation" style:parent-style-name="Tytuł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4" style:family="presentation" style:parent-style-name="Tytuł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5" style:family="presentation" style:parent-style-name="Tytuł4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4-outline6" style:family="presentation" style:parent-style-name="Tytuł4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4-outline7" style:family="presentation" style:parent-style-name="Tytuł4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4-outline8" style:family="presentation" style:parent-style-name="Tytuł4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4-outline9" style:family="presentation" style:parent-style-name="Tytuł4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4-subtitle" style:family="presentation">
      <style:graphic-properties draw:stroke="none" draw:fill="none" draw:textarea-vertical-align="middle">
        <text:list-style style:name="Tytuł4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4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ytuł4-title">
          <text:list-level-style-number text:level="1" style:num-format="">
            <style:list-level-properties/>
            <style:text-properties fo:color="#46465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style:text-outline="false" style:text-line-through-style="none" style:text-position="0% 100%" fo:font-family="'Bookman Old Style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ytuł5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5-notes" style:family="presentation">
      <style:graphic-properties draw:stroke="none" draw:fill="none">
        <text:list-style style:name="Tytuł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5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ytuł5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5-outline2" style:family="presentation" style:parent-style-name="Tytuł5-outline1">
      <style:graphic-properties>
        <text:list-style style:name="Tytuł5-outline2">
          <text:list-level-style-bullet text:level="1" text:bullet-char="">
            <style:list-level-properties text:space-before="3.175cm" text:min-label-width="0.635cm"/>
            <style:text-properties fo:font-family="Wingdings" style:font-pitch="variable" style:font-charset="x-symbol" fo:color="#727ca3" fo:font-size="70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position="0% 100%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5-outline3" style:family="presentation" style:parent-style-name="Tytuł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outline4" style:family="presentation" style:parent-style-name="Tytuł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outline5" style:family="presentation" style:parent-style-name="Tytuł5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5-outline6" style:family="presentation" style:parent-style-name="Tytuł5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5-outline7" style:family="presentation" style:parent-style-name="Tytuł5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5-outline8" style:family="presentation" style:parent-style-name="Tytuł5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5-outline9" style:family="presentation" style:parent-style-name="Tytuł5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5-subtitle" style:family="presentation">
      <style:graphic-properties draw:stroke="none" draw:fill="none" draw:textarea-vertical-align="middle">
        <text:list-style style:name="Tytuł5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5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ytuł5-title">
          <text:list-level-style-number text:level="1" style:num-format="">
            <style:list-level-properties/>
            <style:text-properties fo:color="#46465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style:text-outline="false" style:text-line-through-style="none" style:text-position="0% 100%" fo:font-family="'Bookman Old Style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6-background" style:family="presentation">
      <style:graphic-properties draw:stroke="none" draw:fill="solid" draw:fill-color="#464653" draw:textarea-horizontal-align="center" draw:textarea-vertical-align="middle" draw:shadow-color="#808080"/>
      <style:paragraph-properties fo:text-align="center"/>
    </style:style>
    <style:style style:name="Tytuł6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6-notes" style:family="presentation">
      <style:graphic-properties draw:stroke="none" draw:fill="none">
        <text:list-style style:name="Tytuł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6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ytuł6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6-outline2" style:family="presentation" style:parent-style-name="Tytuł6-outline1">
      <style:graphic-properties>
        <text:list-style style:name="Tytuł6-outline2">
          <text:list-level-style-bullet text:level="1" text:bullet-char="">
            <style:list-level-properties text:space-before="3.175cm" text:min-label-width="0.635cm"/>
            <style:text-properties fo:font-family="Wingdings" style:font-pitch="variable" style:font-charset="x-symbol" fo:color="#727ca3" fo:font-size="70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dde9ec" style:text-line-through-style="none" style:text-position="0% 100%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6-outline3" style:family="presentation" style:parent-style-name="Tytuł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outline4" style:family="presentation" style:parent-style-name="Tytuł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outline5" style:family="presentation" style:parent-style-name="Tytuł6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6-outline6" style:family="presentation" style:parent-style-name="Tytuł6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6-outline7" style:family="presentation" style:parent-style-name="Tytuł6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6-outline8" style:family="presentation" style:parent-style-name="Tytuł6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6-outline9" style:family="presentation" style:parent-style-name="Tytuł6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6-subtitle" style:family="presentation">
      <style:graphic-properties draw:stroke="none" draw:fill="none" draw:textarea-vertical-align="middle">
        <text:list-style style:name="Tytuł6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6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ytuł6-title">
          <text:list-level-style-number text:level="1" style:num-format="">
            <style:list-level-properties/>
            <style:text-properties fo:color="#dde9e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de9ec" style:text-outline="false" style:text-line-through-style="none" style:text-position="0% 100%" fo:font-family="'Bookman Old Style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ytuł7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7-notes" style:family="presentation">
      <style:graphic-properties draw:stroke="none" draw:fill="none">
        <text:list-style style:name="Tytuł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7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ytuł7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7-outline2" style:family="presentation" style:parent-style-name="Tytuł7-outline1">
      <style:graphic-properties>
        <text:list-style style:name="Tytuł7-outline2">
          <text:list-level-style-bullet text:level="1" text:bullet-char="">
            <style:list-level-properties text:space-before="3.175cm" text:min-label-width="0.635cm"/>
            <style:text-properties fo:font-family="Wingdings" style:font-pitch="variable" style:font-charset="x-symbol" fo:color="#727ca3" fo:font-size="70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position="0% 100%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7-outline3" style:family="presentation" style:parent-style-name="Tytuł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outline4" style:family="presentation" style:parent-style-name="Tytuł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outline5" style:family="presentation" style:parent-style-name="Tytuł7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7-outline6" style:family="presentation" style:parent-style-name="Tytuł7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7-outline7" style:family="presentation" style:parent-style-name="Tytuł7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7-outline8" style:family="presentation" style:parent-style-name="Tytuł7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7-outline9" style:family="presentation" style:parent-style-name="Tytuł7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ytuł7-subtitle" style:family="presentation">
      <style:graphic-properties draw:stroke="none" draw:fill="none" draw:textarea-vertical-align="middle">
        <text:list-style style:name="Tytuł7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ytuł7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ytuł7-title">
          <text:list-level-style-number text:level="1" style:num-format="">
            <style:list-level-properties/>
            <style:text-properties fo:color="#46465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style:text-outline="false" style:text-line-through-style="none" style:text-position="0% 100%" fo:font-family="'Bookman Old Style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46465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dash" draw:stroke-dash="Dash_20_1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9fb8c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727ca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ytuł1-backgroundobjects" style:list-style-name="ML2">
      <style:graphic-properties draw:stroke="none" draw:fill="none" draw:fill-color="#ffffff" draw:auto-grow-height="false" draw:auto-grow-width="false" fo:min-height="1.02cm" fo:min-width="0cm" fo:wrap-option="wrap"/>
    </style:style>
    <style:style style:name="Mpr3" style:family="presentation" style:parent-style-name="Tytuł1-backgroundobjects" style:list-style-name="ML2">
      <style:graphic-properties draw:stroke="none" draw:fill="none" draw:fill-color="#ffffff" draw:auto-grow-height="false" draw:auto-grow-width="false" fo:min-height="1.02cm" fo:min-width="0cm" fo:wrap-option="wrap"/>
    </style:style>
    <style:style style:name="Mpr4" style:family="presentation" style:parent-style-name="Tytuł1-backgroundobjects" style:list-style-name="ML2">
      <style:graphic-properties draw:stroke="none" draw:fill="none" draw:fill-color="#ffffff" draw:auto-grow-height="false" draw:auto-grow-width="false" fo:min-height="1.02cm" fo:min-width="0cm" fo:wrap-option="wrap"/>
    </style:style>
    <style:style style:name="Mpr5" style:family="presentation" style:parent-style-name="Tytuł2-backgroundobjects" style:list-style-name="ML3">
      <style:graphic-properties draw:stroke="none" draw:fill="none" draw:fill-color="#ffffff" draw:auto-grow-height="false" draw:auto-grow-width="false" fo:min-height="1.02cm" fo:min-width="0cm" fo:wrap-option="wrap"/>
    </style:style>
    <style:style style:name="Mpr6" style:family="presentation" style:parent-style-name="Tytuł2-backgroundobjects" style:list-style-name="ML3">
      <style:graphic-properties draw:stroke="none" draw:fill="none" draw:fill-color="#ffffff" draw:auto-grow-height="false" draw:auto-grow-width="false" fo:min-height="1.02cm" fo:min-width="0cm" fo:wrap-option="wrap"/>
    </style:style>
    <style:style style:name="Mpr7" style:family="presentation" style:parent-style-name="Tytuł2-backgroundobjects" style:list-style-name="ML3">
      <style:graphic-properties draw:stroke="none" draw:fill="none" draw:fill-color="#ffffff" draw:auto-grow-height="false" draw:auto-grow-width="false" fo:min-height="1.02cm" fo:min-width="0cm" fo:wrap-option="wrap"/>
    </style:style>
    <style:style style:name="Mpr8" style:family="presentation" style:parent-style-name="Tytuł3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Tytuł3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ytuł3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ytuł4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ytuł4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3" style:family="presentation" style:parent-style-name="Tytuł4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4" style:family="presentation" style:parent-style-name="Tytuł5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5" style:family="presentation" style:parent-style-name="Tytuł5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6" style:family="presentation" style:parent-style-name="Tytuł5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ytuł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ytuł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ytuł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0" style:family="presentation" style:parent-style-name="Tytuł7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21" style:family="presentation" style:parent-style-name="Tytuł7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22" style:family="presentation" style:parent-style-name="Tytuł7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pl" fo:country="PL" style:language-asian="pl" style:country-asian="PL" style:language-complex="pl" style:country-complex="PL"/>
    </style:style>
    <style:style style:name="MT2" style:family="text">
      <style:text-properties fo:color="#464653" fo:font-family="'Gill Sans MT'" style:font-family-generic="swiss" style:font-pitch="variable" fo:font-size="14pt" fo:language="pl" fo:country="PL" style:font-size-asian="14pt" style:language-asian="pl" style:country-asian="PL" style:font-size-complex="14pt" style:language-complex="pl" style:country-complex="PL"/>
    </style:style>
    <style:style style:name="MT3" style:family="text">
      <style:text-properties fo:color="#dde9ec" fo:font-family="'Gill Sans MT'" style:font-family-generic="swiss" style:font-pitch="variable"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e9e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6cm" svg:height="2.752cm" svg:x="1.27cm" svg:y="0.423cm" presentation:class="title" presentation:placeholder="true">
        <draw:text-box/>
      </draw:frame>
      <draw:frame presentation:style-name="Domyślnie-outline1" draw:layer="backgroundobjects" svg:width="22.86cm" svg:height="13.639cm" svg:x="1.27cm" svg:y="3.386cm" presentation:class="outline" presentation:placeholder="true">
        <draw:text-box/>
      </draw:frame>
      <draw:frame presentation:style-name="Mpr1" draw:layer="backgroundobjects" svg:width="6.359cm" svg:height="1.014cm" svg:x="17.779cm" svg:y="17.6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9.737cm" svg:height="1.014cm" svg:x="8.051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503cm" svg:height="1.014cm" svg:x="1.701cm" svg:y="17.657cm" presentation:class="page-number">
        <draw:text-box>
          <text:list text:style-name="ML1">
            <text:list-header>
              <text:p><text:span text:style-name="MT1"><text:page-number>&lt;numer&gt;</text:page-number></text:span></text:p>
            </text:list-header>
          </text:list>
        </draw:text-box>
      </draw:frame>
      <draw:line draw:name="Łącznik prosty 27" draw:style-name="Mgr3" draw:text-style-name="MP3" draw:layer="backgroundobjects" svg:x1="1.27cm" svg:y1="17.648cm" svg:x2="24.13cm" svg:y2="17.648cm">
        <text:p/>
      </draw:line>
      <draw:line draw:name="Łącznik prosty 28" draw:style-name="Mgr3" draw:text-style-name="MP3" draw:layer="backgroundobjects" svg:x1="1.27cm" svg:y1="3.175cm" svg:x2="24.13cm" svg:y2="3.175cm">
        <text:p/>
      </draw:line>
      <draw:custom-shape draw:name="Trójkąt równoramienny 9" draw:style-name="Mgr4" draw:text-style-name="MP4" draw:layer="backgroundobjects" svg:width="0.529cm" svg:height="0.335cm" draw:transform="rotate (-1.57079632679579) translate (1.595cm 17.868cm)">
        <text:list text:style-name="">
          <text:list-header>
            <text:p/>
          </text:list-header>
        </text:list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Domyślnie-title" draw:layer="backgroundobjects" svg:width="0cm" svg:height="0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ytuł1" style:page-layout-name="PM1" draw:style-name="Mdp1">
      <draw:custom-shape draw:name="Prostokąt 10" draw:style-name="Mgr5" draw:text-style-name="MP4" draw:layer="backgroundobjects" svg:width="20.32cm" svg:height="3.554cm" svg:x="2.514cm" svg:y="10.134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Prostokąt 11" draw:style-name="Mgr6" draw:text-style-name="MP4" draw:layer="backgroundobjects" svg:width="20.32cm" svg:height="1.905cm" svg:x="2.54cm" svg:y="14.023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Prostokąt 12" draw:style-name="Mgr7" draw:text-style-name="MP4" draw:layer="backgroundobjects" svg:width="0.635cm" svg:height="3.554cm" svg:x="2.514cm" svg:y="10.134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Prostokąt 14" draw:style-name="Mgr4" draw:text-style-name="MP4" draw:layer="backgroundobjects" svg:width="0.635cm" svg:height="1.905cm" svg:x="2.54cm" svg:y="14.023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1-title" draw:layer="backgroundobjects" svg:width="22.86cm" svg:height="2.752cm" svg:x="1.27cm" svg:y="0.423cm" presentation:class="title" presentation:placeholder="true">
        <draw:text-box/>
      </draw:frame>
      <draw:frame presentation:style-name="Tytuł1-outline1" draw:layer="backgroundobjects" svg:width="22.86cm" svg:height="13.639cm" svg:x="1.27cm" svg:y="3.386cm" presentation:class="outline" presentation:placeholder="true">
        <draw:text-box/>
      </draw:frame>
      <draw:frame presentation:style-name="Mpr2" draw:text-style-name="MP6" draw:layer="backgroundobjects" svg:width="6.35cm" svg:height="1.019cm" svg:x="17.78cm" svg:y="17.651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3" draw:text-style-name="MP7" draw:layer="backgroundobjects" svg:width="9.653cm" svg:height="1.019cm" svg:x="8.051cm" svg:y="17.651cm" presentation:class="footer">
        <draw:text-box>
          <text:list text:style-name="ML2">
            <text:list-header>
              <text:p><text:span text:style-name="MT2"/></text:p>
            </text:list-header>
          </text:list>
        </draw:text-box>
      </draw:frame>
      <draw:frame presentation:style-name="Mpr4" draw:text-style-name="MP6" draw:layer="backgroundobjects" svg:width="3.387cm" svg:height="1.019cm" svg:x="3.377cm" svg:y="17.651cm" presentation:class="page-number">
        <draw:text-box>
          <text:list text:style-name="ML2">
            <text:list-header>
              <text:p text:style-name="MP5"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Tytuł1-title" draw:layer="backgroundobjects" svg:width="0cm" svg:height="0cm" svg:x="0cm" svg:y="1.93cm" presentation:class="page"/>
        <draw:frame presentation:style-name="Tytuł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ytuł2" style:page-layout-name="PM1" draw:style-name="Mdp2">
      <draw:custom-shape draw:name="Prostokąt 10" draw:style-name="Mgr5" draw:text-style-name="MP4" draw:layer="backgroundobjects" svg:width="20.32cm" svg:height="3.554cm" svg:x="2.54cm" svg:y="7.832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Prostokąt 11" draw:style-name="Mgr7" draw:text-style-name="MP4" draw:layer="backgroundobjects" svg:width="0.635cm" svg:height="3.554cm" svg:x="2.54cm" svg:y="7.832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2-title" draw:layer="backgroundobjects" svg:width="22.86cm" svg:height="2.752cm" svg:x="1.27cm" svg:y="0.423cm" presentation:class="title" presentation:placeholder="true">
        <draw:text-box/>
      </draw:frame>
      <draw:frame presentation:style-name="Tytuł2-outline1" draw:layer="backgroundobjects" svg:width="22.86cm" svg:height="13.639cm" svg:x="1.27cm" svg:y="3.386cm" presentation:class="outline" presentation:placeholder="true">
        <draw:text-box/>
      </draw:frame>
      <draw:frame presentation:style-name="Mpr5" draw:text-style-name="MP6" draw:layer="backgroundobjects" svg:width="6.35cm" svg:height="1.019cm" svg:x="17.78cm" svg:y="17.651cm" presentation:class="date-time">
        <draw:text-box>
          <text:list text:style-name="ML3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6" draw:text-style-name="MP7" draw:layer="backgroundobjects" svg:width="9.653cm" svg:height="1.019cm" svg:x="8.051cm" svg:y="17.651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7" draw:text-style-name="MP6" draw:layer="backgroundobjects" svg:width="4.225cm" svg:height="1.019cm" svg:x="2.971cm" svg:y="17.651cm" presentation:class="page-number">
        <draw:text-box>
          <text:list text:style-name="ML3">
            <text:list-header>
              <text:p text:style-name="MP5"><text:span text:style-name="MT3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Tytuł2-title" draw:layer="backgroundobjects" svg:width="0cm" svg:height="0cm" svg:x="0cm" svg:y="1.93cm" presentation:class="page"/>
        <draw:frame presentation:style-name="Tytuł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ytuł3" style:page-layout-name="PM1" draw:style-name="Mdp1">
      <draw:line draw:name="Łącznik prosty 27" draw:style-name="Mgr3" draw:text-style-name="MP3" draw:layer="backgroundobjects" svg:x1="1.27cm" svg:y1="17.648cm" svg:x2="24.13cm" svg:y2="17.648cm">
        <text:p/>
      </draw:line>
      <draw:line draw:name="Łącznik prosty 28" draw:style-name="Mgr3" draw:text-style-name="MP3" draw:layer="backgroundobjects" svg:x1="1.27cm" svg:y1="3.175cm" svg:x2="24.13cm" svg:y2="3.175cm">
        <text:p/>
      </draw:line>
      <draw:custom-shape draw:name="Trójkąt równoramienny 9" draw:style-name="Mgr4" draw:text-style-name="MP4" draw:layer="backgroundobjects" svg:width="0.529cm" svg:height="0.335cm" draw:transform="rotate (-1.57079632679579) translate (1.595cm 17.868cm)">
        <text:list text:style-name="">
          <text:list-header>
            <text:p/>
          </text:list-header>
        </text:list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ójkąt równoramienny 10" draw:style-name="Mgr4" draw:text-style-name="MP4" draw:layer="backgroundobjects" svg:width="0.529cm" svg:height="0.335cm" draw:transform="rotate (-1.57079632679579) translate (1.595cm 17.868cm)">
        <text:list text:style-name="">
          <text:list-header>
            <text:p/>
          </text:list-header>
        </text:list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ytuł3-title" draw:layer="backgroundobjects" svg:width="22.86cm" svg:height="2.752cm" svg:x="1.27cm" svg:y="0.423cm" presentation:class="title" presentation:placeholder="true">
        <draw:text-box/>
      </draw:frame>
      <draw:frame presentation:style-name="Tytuł3-outline1" draw:layer="backgroundobjects" svg:width="22.86cm" svg:height="13.639cm" svg:x="1.27cm" svg:y="3.386cm" presentation:class="outline" presentation:placeholder="true">
        <draw:text-box/>
      </draw:frame>
      <draw:frame presentation:style-name="Mpr8" draw:text-style-name="MP6" draw:layer="backgroundobjects" svg:width="6.359cm" svg:height="1.014cm" svg:x="17.77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9" draw:text-style-name="MP7" draw:layer="backgroundobjects" svg:width="9.737cm" svg:height="1.014cm" svg:x="8.051cm" svg:y="17.657cm" presentation:class="footer">
        <draw:text-box>
          <text:list text:style-name="ML2">
            <text:list-header>
              <text:p><text:span text:style-name="MT2"/></text:p>
            </text:list-header>
          </text:list>
        </draw:text-box>
      </draw:frame>
      <draw:frame presentation:style-name="Mpr10" draw:text-style-name="MP6" draw:layer="backgroundobjects" svg:width="5.503cm" svg:height="1.014cm" svg:x="1.701cm" svg:y="17.657cm" presentation:class="page-number">
        <draw:text-box>
          <text:list text:style-name="ML2">
            <text:list-header>
              <text:p text:style-name="MP5"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Tytuł3-title" draw:layer="backgroundobjects" svg:width="0cm" svg:height="0cm" svg:x="0cm" svg:y="1.93cm" presentation:class="page"/>
        <draw:frame presentation:style-name="Tytuł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ytuł4" style:page-layout-name="PM1" draw:style-name="Mdp1">
      <draw:line draw:name="Łącznik prosty 10" draw:style-name="Mgr3" draw:text-style-name="MP3" draw:layer="backgroundobjects" svg:x1="1.27cm" svg:y1="17.648cm" svg:x2="24.13cm" svg:y2="17.648cm">
        <text:p/>
      </draw:line>
      <draw:custom-shape draw:name="Trójkąt równoramienny 11" draw:style-name="Mgr4" draw:text-style-name="MP4" draw:layer="backgroundobjects" svg:width="0.529cm" svg:height="0.335cm" draw:transform="rotate (-1.57079632679579) translate (1.595cm 17.868cm)">
        <text:list text:style-name="">
          <text:list-header>
            <text:p/>
          </text:list-header>
        </text:list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ytuł4-title" draw:layer="backgroundobjects" svg:width="22.86cm" svg:height="2.752cm" svg:x="1.27cm" svg:y="0.423cm" presentation:class="title" presentation:placeholder="true">
        <draw:text-box/>
      </draw:frame>
      <draw:frame presentation:style-name="Tytuł4-outline1" draw:layer="backgroundobjects" svg:width="22.86cm" svg:height="13.639cm" svg:x="1.27cm" svg:y="3.386cm" presentation:class="outline" presentation:placeholder="true">
        <draw:text-box/>
      </draw:frame>
      <draw:frame presentation:style-name="Mpr11" draw:text-style-name="MP6" draw:layer="backgroundobjects" svg:width="6.359cm" svg:height="1.014cm" svg:x="17.77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2" draw:text-style-name="MP7" draw:layer="backgroundobjects" svg:width="9.737cm" svg:height="1.014cm" svg:x="8.051cm" svg:y="17.657cm" presentation:class="footer">
        <draw:text-box>
          <text:list text:style-name="ML2">
            <text:list-header>
              <text:p><text:span text:style-name="MT2"/></text:p>
            </text:list-header>
          </text:list>
        </draw:text-box>
      </draw:frame>
      <draw:frame presentation:style-name="Mpr13" draw:text-style-name="MP6" draw:layer="backgroundobjects" svg:width="5.503cm" svg:height="1.014cm" svg:x="1.701cm" svg:y="17.657cm" presentation:class="page-number">
        <draw:text-box>
          <text:list text:style-name="ML2">
            <text:list-header>
              <text:p text:style-name="MP5"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Tytuł4-title" draw:layer="backgroundobjects" svg:width="0cm" svg:height="0cm" svg:x="0cm" svg:y="1.93cm" presentation:class="page"/>
        <draw:frame presentation:style-name="Tytuł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ytuł5" style:page-layout-name="PM1" draw:style-name="Mdp1">
      <draw:line draw:name="Łącznik prosty 10" draw:style-name="Mgr3" draw:text-style-name="MP3" draw:layer="backgroundobjects" svg:x1="1.27cm" svg:y1="17.648cm" svg:x2="24.13cm" svg:y2="17.648cm">
        <text:p/>
      </draw:line>
      <draw:line draw:name="Łącznik prosty 11" draw:style-name="Mgr3" draw:text-style-name="MP3" draw:layer="backgroundobjects" svg:x1="17.163cm" svg:y1="0.851cm" svg:x2="17.163cm" svg:y2="17.617cm">
        <text:p/>
      </draw:line>
      <draw:custom-shape draw:name="Trójkąt równoramienny 12" draw:style-name="Mgr4" draw:text-style-name="MP4" draw:layer="backgroundobjects" svg:width="0.529cm" svg:height="0.335cm" draw:transform="rotate (-1.57079632679579) translate (1.595cm 17.868cm)">
        <text:list text:style-name="">
          <text:list-header>
            <text:p/>
          </text:list-header>
        </text:list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ytuł5-title" draw:layer="backgroundobjects" svg:width="22.86cm" svg:height="2.752cm" svg:x="1.27cm" svg:y="0.423cm" presentation:class="title" presentation:placeholder="true">
        <draw:text-box/>
      </draw:frame>
      <draw:frame presentation:style-name="Tytuł5-outline1" draw:layer="backgroundobjects" svg:width="22.86cm" svg:height="13.639cm" svg:x="1.27cm" svg:y="3.386cm" presentation:class="outline" presentation:placeholder="true">
        <draw:text-box/>
      </draw:frame>
      <draw:frame presentation:style-name="Mpr14" draw:text-style-name="MP6" draw:layer="backgroundobjects" svg:width="6.359cm" svg:height="1.014cm" svg:x="17.77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5" draw:text-style-name="MP7" draw:layer="backgroundobjects" svg:width="9.737cm" svg:height="1.014cm" svg:x="8.051cm" svg:y="17.657cm" presentation:class="footer">
        <draw:text-box>
          <text:list text:style-name="ML2">
            <text:list-header>
              <text:p><text:span text:style-name="MT2"/></text:p>
            </text:list-header>
          </text:list>
        </draw:text-box>
      </draw:frame>
      <draw:frame presentation:style-name="Mpr16" draw:text-style-name="MP6" draw:layer="backgroundobjects" svg:width="5.503cm" svg:height="1.014cm" svg:x="1.701cm" svg:y="17.657cm" presentation:class="page-number">
        <draw:text-box>
          <text:list text:style-name="ML2">
            <text:list-header>
              <text:p text:style-name="MP5"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Tytuł5-title" draw:layer="backgroundobjects" svg:width="0cm" svg:height="0cm" svg:x="0cm" svg:y="1.93cm" presentation:class="page"/>
        <draw:frame presentation:style-name="Tytuł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ytuł6" style:page-layout-name="PM1" draw:style-name="Mdp2">
      <draw:line draw:name="Łącznik prosty 10" draw:style-name="Mgr3" draw:text-style-name="MP3" draw:layer="backgroundobjects" svg:x1="1.27cm" svg:y1="17.648cm" svg:x2="24.13cm" svg:y2="17.648cm">
        <text:p/>
      </draw:line>
      <draw:custom-shape draw:name="Trójkąt równoramienny 11" draw:style-name="Mgr4" draw:text-style-name="MP4" draw:layer="backgroundobjects" svg:width="0.529cm" svg:height="0.335cm" draw:transform="rotate (-1.57079632679579) translate (1.595cm 17.868cm)">
        <text:list text:style-name="">
          <text:list-header>
            <text:p/>
          </text:list-header>
        </text:list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Prostokąt 12" draw:style-name="Mgr7" draw:text-style-name="MP4" draw:layer="backgroundobjects" svg:width="0.507cm" svg:height="1.905cm" svg:x="1.27cm" svg:y="1.389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6-title" draw:layer="backgroundobjects" svg:width="22.86cm" svg:height="2.752cm" svg:x="1.27cm" svg:y="0.423cm" presentation:class="title" presentation:placeholder="true">
        <draw:text-box/>
      </draw:frame>
      <draw:frame presentation:style-name="Tytuł6-outline1" draw:layer="backgroundobjects" svg:width="22.86cm" svg:height="13.639cm" svg:x="1.27cm" svg:y="3.386cm" presentation:class="outline" presentation:placeholder="true">
        <draw:text-box/>
      </draw:frame>
      <draw:frame presentation:style-name="Mpr17" draw:text-style-name="MP6" draw:layer="backgroundobjects" svg:width="6.359cm" svg:height="1.014cm" svg:x="17.779cm" svg:y="17.657cm" presentation:class="date-time">
        <draw:text-box>
          <text:list text:style-name="ML3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8" draw:text-style-name="MP7" draw:layer="backgroundobjects" svg:width="9.737cm" svg:height="1.014cm" svg:x="8.051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9" draw:text-style-name="MP6" draw:layer="backgroundobjects" svg:width="5.503cm" svg:height="1.014cm" svg:x="1.701cm" svg:y="17.657cm" presentation:class="page-number">
        <draw:text-box>
          <text:list text:style-name="ML3">
            <text:list-header>
              <text:p text:style-name="MP5"><text:span text:style-name="MT3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Tytuł6-title" draw:layer="backgroundobjects" svg:width="0cm" svg:height="0cm" svg:x="0cm" svg:y="1.93cm" presentation:class="page"/>
        <draw:frame presentation:style-name="Tytuł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ytuł7" style:page-layout-name="PM1" draw:style-name="Mdp1">
      <draw:line draw:name="Łącznik prosty 10" draw:style-name="Mgr3" draw:text-style-name="MP3" draw:layer="backgroundobjects" svg:x1="1.27cm" svg:y1="17.648cm" svg:x2="24.13cm" svg:y2="17.648cm">
        <text:p/>
      </draw:line>
      <draw:custom-shape draw:name="Trójkąt równoramienny 11" draw:style-name="Mgr4" draw:text-style-name="MP4" draw:layer="backgroundobjects" svg:width="0.529cm" svg:height="0.335cm" draw:transform="rotate (-1.57079632679579) translate (1.595cm 17.868cm)">
        <text:list text:style-name="">
          <text:list-header>
            <text:p/>
          </text:list-header>
        </text:list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line draw:name="Łącznik prosty 12" draw:style-name="Mgr3" draw:text-style-name="MP3" draw:layer="backgroundobjects" svg:x1="18.212cm" svg:y1="0.767cm" svg:x2="18.212cm" svg:y2="17.022cm">
        <text:p/>
      </draw:line>
      <draw:frame presentation:style-name="Tytuł7-title" draw:layer="backgroundobjects" svg:width="22.86cm" svg:height="2.752cm" svg:x="1.27cm" svg:y="0.423cm" presentation:class="title" presentation:placeholder="true">
        <draw:text-box/>
      </draw:frame>
      <draw:frame presentation:style-name="Tytuł7-outline1" draw:layer="backgroundobjects" svg:width="22.86cm" svg:height="13.639cm" svg:x="1.27cm" svg:y="3.386cm" presentation:class="outline" presentation:placeholder="true">
        <draw:text-box/>
      </draw:frame>
      <draw:frame presentation:style-name="Mpr20" draw:text-style-name="MP6" draw:layer="backgroundobjects" svg:width="6.359cm" svg:height="1.014cm" svg:x="17.77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1" draw:text-style-name="MP7" draw:layer="backgroundobjects" svg:width="9.737cm" svg:height="1.014cm" svg:x="8.051cm" svg:y="17.657cm" presentation:class="footer">
        <draw:text-box>
          <text:list text:style-name="ML2">
            <text:list-header>
              <text:p><text:span text:style-name="MT2"/></text:p>
            </text:list-header>
          </text:list>
        </draw:text-box>
      </draw:frame>
      <draw:frame presentation:style-name="Mpr22" draw:text-style-name="MP6" draw:layer="backgroundobjects" svg:width="5.503cm" svg:height="1.014cm" svg:x="1.701cm" svg:y="17.657cm" presentation:class="page-number">
        <draw:text-box>
          <text:list text:style-name="ML2">
            <text:list-header>
              <text:p text:style-name="MP5"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Tytuł7-title" draw:layer="backgroundobjects" svg:width="0cm" svg:height="0cm" svg:x="0cm" svg:y="1.93cm" presentation:class="page"/>
        <draw:frame presentation:style-name="Tytuł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ezentacja systemu [NAZWA SYSTEMU]</dc:title>
    <meta:initial-creator>Jakub</meta:initial-creator>
    <meta:creation-date>2013-09-13T08:41:14</meta:creation-date>
    <dc:creator>Jakub</dc:creator>
    <dc:date>2014-10-31T23:11:01</dc:date>
    <meta:editing-cycles>4</meta:editing-cycles>
    <meta:editing-duration>PT16M15S</meta:editing-duration>
    <meta:document-statistic meta:object-count="126"/>
    <meta:generator>OpenOffice/4.0.1$Win32 OpenOffice.org_project/401m5$Build-9714</meta:generator>
  </office:meta>
</office:document-meta>
</file>